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ira Code" svg:font-family="'Fira Code'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50b" officeooo:paragraph-rsid="0014550b"/>
    </style:style>
    <style:style style:name="P2" style:family="paragraph" style:parent-style-name="Standard">
      <style:text-properties officeooo:rsid="0015fb97" officeooo:paragraph-rsid="0015fb97"/>
    </style:style>
    <style:style style:name="P3" style:family="paragraph" style:parent-style-name="Standard">
      <style:text-properties officeooo:rsid="0026fd1f" officeooo:paragraph-rsid="0026fd1f"/>
    </style:style>
    <style:style style:name="P4" style:family="paragraph" style:parent-style-name="Standard">
      <style:text-properties fo:font-style="italic" fo:font-weight="bold" officeooo:rsid="004a2c58" officeooo:paragraph-rsid="004a2c58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97af45" officeooo:paragraph-rsid="0097af4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cb0cf1" officeooo:paragraph-rsid="01059bb3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d2bfc4" officeooo:paragraph-rsid="00d2bfc4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4a2c58" officeooo:paragraph-rsid="004a2c58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1211ccc" officeooo:paragraph-rsid="01211ccc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127f738" officeooo:paragraph-rsid="0127f73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22c3af" officeooo:paragraph-rsid="0015fb9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6fd1f" officeooo:paragraph-rsid="0026fd1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48e785" officeooo:paragraph-rsid="004891f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97a71f" officeooo:paragraph-rsid="0097a71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9953ab" officeooo:paragraph-rsid="0097af4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c52bef" officeooo:paragraph-rsid="00c52be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c53824" officeooo:paragraph-rsid="00c5382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f40730" officeooo:paragraph-rsid="00e6289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148273" officeooo:paragraph-rsid="0114827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155ec7" officeooo:paragraph-rsid="01155ec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1f4950" officeooo:paragraph-rsid="011b99e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211ccc" officeooo:paragraph-rsid="01211cc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126f38d" officeooo:paragraph-rsid="01211cc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c05f4b" officeooo:paragraph-rsid="00ba3ef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1148273" officeooo:paragraph-rsid="0114827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1" fo:font-style="normal" style:text-underline-style="none" fo:font-weight="normal" officeooo:rsid="00edb34b" officeooo:paragraph-rsid="00d2bfc4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 style:list-style-name="L1">
      <style:text-properties fo:font-style="italic" officeooo:rsid="0028baae" officeooo:paragraph-rsid="0028baae" style:font-style-asian="italic" style:font-style-complex="italic"/>
    </style:style>
    <style:style style:name="P28" style:family="paragraph" style:parent-style-name="Standard" style:list-style-name="L1">
      <style:text-properties fo:font-style="italic" officeooo:rsid="002a6836" officeooo:paragraph-rsid="002a6836" style:font-style-asian="italic" style:font-style-complex="italic"/>
    </style:style>
    <style:style style:name="P29" style:family="paragraph" style:parent-style-name="Standard" style:list-style-name="L1">
      <style:text-properties fo:font-style="italic" officeooo:rsid="002c231e" officeooo:paragraph-rsid="002c231e" style:font-style-asian="italic" style:font-style-complex="italic"/>
    </style:style>
    <style:style style:name="P30" style:family="paragraph" style:parent-style-name="Standard" style:list-style-name="L1">
      <style:text-properties fo:font-style="italic" officeooo:rsid="0030e50a" officeooo:paragraph-rsid="0030e50a" style:font-style-asian="italic" style:font-style-complex="italic"/>
    </style:style>
    <style:style style:name="P31" style:family="paragraph" style:parent-style-name="Standard" style:list-style-name="L1">
      <style:text-properties fo:font-style="italic" fo:font-weight="bold" officeooo:rsid="0030653e" officeooo:paragraph-rsid="0030653e" style:font-style-asian="italic" style:font-weight-asian="bold" style:font-style-complex="italic" style:font-weight-complex="bold"/>
    </style:style>
    <style:style style:name="P32" style:family="paragraph" style:parent-style-name="Standard" style:list-style-name="L1">
      <style:text-properties fo:font-style="italic" fo:font-weight="bold" officeooo:rsid="00360ffb" officeooo:paragraph-rsid="00365ff8" style:font-style-asian="italic" style:font-weight-asian="bold" style:font-style-complex="italic" style:font-weight-complex="bold"/>
    </style:style>
    <style:style style:name="P33" style:family="paragraph" style:parent-style-name="Standard" style:list-style-name="L1">
      <style:text-properties fo:font-style="italic" fo:font-weight="bold" officeooo:rsid="00360ffb" officeooo:paragraph-rsid="003b2258" style:font-style-asian="italic" style:font-weight-asian="bold" style:font-style-complex="italic" style:font-weight-complex="bold"/>
    </style:style>
    <style:style style:name="P34" style:family="paragraph" style:parent-style-name="Standard" style:list-style-name="L1">
      <style:text-properties fo:font-style="italic" fo:font-weight="bold" officeooo:rsid="00360ffb" officeooo:paragraph-rsid="003caeed" style:font-style-asian="italic" style:font-weight-asian="bold" style:font-style-complex="italic" style:font-weight-complex="bold"/>
    </style:style>
    <style:style style:name="P35" style:family="paragraph" style:parent-style-name="Standard" style:list-style-name="L1">
      <style:text-properties fo:font-style="italic" fo:font-weight="bold" officeooo:rsid="00360ffb" officeooo:paragraph-rsid="0041d91f" style:font-style-asian="italic" style:font-weight-asian="bold" style:font-style-complex="italic" style:font-weight-complex="bold"/>
    </style:style>
    <style:style style:name="P36" style:family="paragraph" style:parent-style-name="Standard" style:list-style-name="L1">
      <style:text-properties fo:font-style="italic" fo:font-weight="bold" officeooo:rsid="00f54cf2" officeooo:paragraph-rsid="00f54cf2" style:font-style-asian="italic" style:font-weight-asian="bold" style:font-style-complex="italic" style:font-weight-complex="bold"/>
    </style:style>
    <style:style style:name="P37" style:family="paragraph" style:parent-style-name="Standard" style:list-style-name="L1">
      <style:text-properties fo:font-style="italic" fo:font-weight="bold" officeooo:rsid="00f6eda7" officeooo:paragraph-rsid="00f6eda7" style:font-style-asian="italic" style:font-weight-asian="bold" style:font-style-complex="italic" style:font-weight-complex="bold"/>
    </style:style>
    <style:style style:name="P38" style:family="paragraph" style:parent-style-name="Standard" style:list-style-name="L1">
      <style:text-properties fo:font-style="italic" fo:font-weight="bold" officeooo:rsid="00fcc0ec" officeooo:paragraph-rsid="00ff8758" style:font-style-asian="italic" style:font-weight-asian="bold" style:font-style-complex="italic" style:font-weight-complex="bold"/>
    </style:style>
    <style:style style:name="P39" style:family="paragraph" style:parent-style-name="Standard" style:list-style-name="L1">
      <style:text-properties fo:font-style="italic" fo:font-weight="bold" officeooo:rsid="0041d91f" officeooo:paragraph-rsid="0041d91f" style:font-style-asian="italic" style:font-weight-asian="bold" style:font-style-complex="italic" style:font-weight-complex="bold"/>
    </style:style>
    <style:style style:name="P40" style:family="paragraph" style:parent-style-name="Standard" style:list-style-name="L1">
      <style:text-properties fo:font-style="italic" fo:font-weight="bold" officeooo:rsid="0046cce5" officeooo:paragraph-rsid="0046cce5" style:font-style-asian="italic" style:font-weight-asian="bold" style:font-style-complex="italic" style:font-weight-complex="bold"/>
    </style:style>
    <style:style style:name="P41" style:family="paragraph" style:parent-style-name="Standard" style:list-style-name="L1">
      <style:text-properties fo:font-style="italic" fo:font-weight="bold" officeooo:rsid="004891f0" officeooo:paragraph-rsid="004891f0" style:font-style-asian="italic" style:font-weight-asian="bold" style:font-style-complex="italic" style:font-weight-complex="bold"/>
    </style:style>
    <style:style style:name="P42" style:family="paragraph" style:parent-style-name="Standard" style:list-style-name="L2">
      <style:text-properties fo:font-style="italic" fo:font-weight="bold" officeooo:rsid="004ee66b" officeooo:paragraph-rsid="015ad8c5" style:font-style-asian="italic" style:font-weight-asian="bold" style:font-style-complex="italic" style:font-weight-complex="bold"/>
    </style:style>
    <style:style style:name="P43" style:family="paragraph" style:parent-style-name="Standard" style:list-style-name="L2">
      <style:text-properties fo:font-style="italic" fo:font-weight="bold" officeooo:rsid="0071ce17" officeooo:paragraph-rsid="0071ce17" style:font-style-asian="italic" style:font-weight-asian="bold" style:font-style-complex="italic" style:font-weight-complex="bold"/>
    </style:style>
    <style:style style:name="P44" style:family="paragraph" style:parent-style-name="Standard" style:list-style-name="L2">
      <style:text-properties fo:font-style="italic" fo:font-weight="bold" officeooo:rsid="007876d2" officeooo:paragraph-rsid="007876d2" style:font-style-asian="italic" style:font-weight-asian="bold" style:font-style-complex="italic" style:font-weight-complex="bold"/>
    </style:style>
    <style:style style:name="P45" style:family="paragraph" style:parent-style-name="Standard" style:list-style-name="L3">
      <style:text-properties fo:font-style="italic" fo:font-weight="bold" officeooo:rsid="0147275d" officeooo:paragraph-rsid="0147275d" style:font-style-asian="italic" style:font-weight-asian="bold" style:font-style-complex="italic" style:font-weight-complex="bold"/>
    </style:style>
    <style:style style:name="P46" style:family="paragraph" style:parent-style-name="Standard" style:list-style-name="L3">
      <style:text-properties fo:font-style="italic" fo:font-weight="bold" officeooo:rsid="01476fe9" officeooo:paragraph-rsid="01476fe9" style:font-style-asian="italic" style:font-weight-asian="bold" style:font-style-complex="italic" style:font-weight-complex="bold"/>
    </style:style>
    <style:style style:name="P47" style:family="paragraph" style:parent-style-name="Standard" style:list-style-name="L3">
      <style:text-properties fo:font-style="italic" fo:font-weight="bold" officeooo:rsid="0149433c" officeooo:paragraph-rsid="0149433c" style:font-style-asian="italic" style:font-weight-asian="bold" style:font-style-complex="italic" style:font-weight-complex="bold"/>
    </style:style>
    <style:style style:name="P48" style:family="paragraph" style:parent-style-name="Standard" style:list-style-name="L3">
      <style:text-properties fo:font-style="italic" fo:font-weight="bold" officeooo:rsid="014a3f23" officeooo:paragraph-rsid="014a3f23" style:font-style-asian="italic" style:font-weight-asian="bold" style:font-style-complex="italic" style:font-weight-complex="bold"/>
    </style:style>
    <style:style style:name="P49" style:family="paragraph" style:parent-style-name="Standard" style:list-style-name="L3">
      <style:text-properties fo:font-style="italic" fo:font-weight="bold" officeooo:rsid="014bd002" officeooo:paragraph-rsid="014bd002" style:font-style-asian="italic" style:font-weight-asian="bold" style:font-style-complex="italic" style:font-weight-complex="bold"/>
    </style:style>
    <style:style style:name="P50" style:family="paragraph" style:parent-style-name="Standard" style:list-style-name="L3">
      <style:text-properties fo:font-style="italic" fo:font-weight="bold" officeooo:rsid="014cfa8b" officeooo:paragraph-rsid="014cfa8b" style:font-style-asian="italic" style:font-weight-asian="bold" style:font-style-complex="italic" style:font-weight-complex="bold"/>
    </style:style>
    <style:style style:name="P51" style:family="paragraph" style:parent-style-name="Standard" style:list-style-name="L3">
      <style:text-properties fo:font-style="italic" fo:font-weight="bold" officeooo:rsid="014d66b2" officeooo:paragraph-rsid="014d66b2" style:font-style-asian="italic" style:font-weight-asian="bold" style:font-style-complex="italic" style:font-weight-complex="bold"/>
    </style:style>
    <style:style style:name="P52" style:family="paragraph" style:parent-style-name="Standard" style:list-style-name="L3">
      <style:text-properties fo:font-style="italic" fo:font-weight="bold" officeooo:rsid="014d8cbf" officeooo:paragraph-rsid="014d8cbf" style:font-style-asian="italic" style:font-weight-asian="bold" style:font-style-complex="italic" style:font-weight-complex="bold"/>
    </style:style>
    <style:style style:name="P53" style:family="paragraph" style:parent-style-name="Standard" style:list-style-name="L3">
      <style:text-properties fo:font-style="italic" fo:font-weight="bold" officeooo:rsid="01509fe1" officeooo:paragraph-rsid="01509fe1" style:font-style-asian="italic" style:font-weight-asian="bold" style:font-style-complex="italic" style:font-weight-complex="bold"/>
    </style:style>
    <style:style style:name="P54" style:family="paragraph" style:parent-style-name="Standard" style:list-style-name="L4">
      <style:text-properties fo:font-style="italic" fo:font-weight="bold" officeooo:rsid="00c6dd03" officeooo:paragraph-rsid="00ef57eb" style:font-style-asian="italic" style:font-weight-asian="bold" style:font-style-complex="italic" style:font-weight-complex="bold"/>
    </style:style>
    <style:style style:name="P55" style:family="paragraph" style:parent-style-name="Standard" style:list-style-name="L4">
      <style:text-properties fo:font-style="italic" fo:font-weight="bold" officeooo:rsid="00c8e501" officeooo:paragraph-rsid="00ef57eb" style:font-style-asian="italic" style:font-weight-asian="bold" style:font-style-complex="italic" style:font-weight-complex="bold"/>
    </style:style>
    <style:style style:name="P56" style:family="paragraph" style:parent-style-name="Standard" style:list-style-name="L4">
      <style:text-properties fo:font-style="italic" fo:font-weight="bold" officeooo:rsid="00cb0cf1" officeooo:paragraph-rsid="00cc1693" style:font-style-asian="italic" style:font-weight-asian="bold" style:font-style-complex="italic" style:font-weight-complex="bold"/>
    </style:style>
    <style:style style:name="P57" style:family="paragraph" style:parent-style-name="Standard" style:list-style-name="L4">
      <style:text-properties fo:font-style="italic" fo:font-weight="bold" officeooo:rsid="00cb0cf1" officeooo:paragraph-rsid="00f169f4" style:font-style-asian="italic" style:font-weight-asian="bold" style:font-style-complex="italic" style:font-weight-complex="bold"/>
    </style:style>
    <style:style style:name="P58" style:family="paragraph" style:parent-style-name="Standard" style:list-style-name="L4">
      <style:text-properties fo:font-style="italic" fo:font-weight="bold" officeooo:rsid="00d0cbe0" officeooo:paragraph-rsid="00f24dbc" style:font-style-asian="italic" style:font-weight-asian="bold" style:font-style-complex="italic" style:font-weight-complex="bold"/>
    </style:style>
    <style:style style:name="P59" style:family="paragraph" style:parent-style-name="Standard" style:list-style-name="L1">
      <style:text-properties fo:font-style="italic" style:text-underline-style="none" fo:font-weight="bold" officeooo:rsid="012e776c" officeooo:paragraph-rsid="01309ebe" style:font-style-asian="italic" style:font-weight-asian="bold" style:font-style-complex="italic" style:font-weight-complex="bold"/>
    </style:style>
    <style:style style:name="P60" style:family="paragraph" style:parent-style-name="Standard" style:list-style-name="L1">
      <style:text-properties fo:font-style="italic" style:text-underline-style="none" fo:font-weight="bold" officeooo:rsid="01538885" officeooo:paragraph-rsid="01538885" style:font-style-asian="italic" style:font-weight-asian="bold" style:font-style-complex="italic" style:font-weight-complex="bold"/>
    </style:style>
    <style:style style:name="P61" style:family="paragraph" style:parent-style-name="Standard" style:list-style-name="L1">
      <style:text-properties fo:font-style="italic" style:text-underline-style="none" fo:font-weight="bold" officeooo:rsid="0153945c" officeooo:paragraph-rsid="0153945c" style:font-style-asian="italic" style:font-weight-asian="bold" style:font-style-complex="italic" style:font-weight-complex="bold"/>
    </style:style>
    <style:style style:name="P62" style:family="paragraph" style:parent-style-name="Standard" style:list-style-name="L1">
      <style:text-properties fo:font-style="italic" style:text-underline-style="none" fo:font-weight="bold" officeooo:rsid="0153945c" officeooo:paragraph-rsid="015a079b" style:font-style-asian="italic" style:font-weight-asian="bold" style:font-style-complex="italic" style:font-weight-complex="bold"/>
    </style:style>
    <style:style style:name="P63" style:family="paragraph" style:parent-style-name="Standard" style:list-style-name="L1">
      <style:text-properties fo:font-style="italic" style:text-underline-style="none" fo:font-weight="bold" officeooo:rsid="0153945c" officeooo:paragraph-rsid="0154c112" style:font-style-asian="italic" style:font-weight-asian="bold" style:font-style-complex="italic" style:font-weight-complex="bold"/>
    </style:style>
    <style:style style:name="P64" style:family="paragraph" style:parent-style-name="Standard" style:list-style-name="L1">
      <style:text-properties fo:font-style="italic" style:text-underline-style="none" fo:font-weight="bold" officeooo:rsid="0133d0dd" officeooo:paragraph-rsid="0133d0dd" style:font-style-asian="italic" style:font-weight-asian="bold" style:font-style-complex="italic" style:font-weight-complex="bold"/>
    </style:style>
    <style:style style:name="P65" style:family="paragraph" style:parent-style-name="Standard" style:list-style-name="L1">
      <style:text-properties fo:font-style="italic" style:text-underline-style="none" fo:font-weight="bold" officeooo:rsid="0133d0dd" officeooo:paragraph-rsid="0139b168" style:font-style-asian="italic" style:font-weight-asian="bold" style:font-style-complex="italic" style:font-weight-complex="bold"/>
    </style:style>
    <style:style style:name="P66" style:family="paragraph" style:parent-style-name="Standard" style:list-style-name="L1">
      <style:text-properties fo:font-style="italic" style:text-underline-style="none" fo:font-weight="bold" officeooo:rsid="013667f9" officeooo:paragraph-rsid="013667f9" style:font-style-asian="italic" style:font-weight-asian="bold" style:font-style-complex="italic" style:font-weight-complex="bold"/>
    </style:style>
    <style:style style:name="P67" style:family="paragraph" style:parent-style-name="Standard" style:list-style-name="L1">
      <style:text-properties fo:font-style="italic" style:text-underline-style="none" fo:font-weight="bold" officeooo:rsid="013667f9" officeooo:paragraph-rsid="0139b168" style:font-style-asian="italic" style:font-weight-asian="bold" style:font-style-complex="italic" style:font-weight-complex="bold"/>
    </style:style>
    <style:style style:name="P68" style:family="paragraph" style:parent-style-name="Standard" style:list-style-name="L1">
      <style:text-properties fo:font-style="italic" style:text-underline-style="none" fo:font-weight="bold" officeooo:rsid="01382459" officeooo:paragraph-rsid="01382459" style:font-style-asian="italic" style:font-weight-asian="bold" style:font-style-complex="italic" style:font-weight-complex="bold"/>
    </style:style>
    <style:style style:name="P69" style:family="paragraph" style:parent-style-name="Standard" style:list-style-name="L1">
      <style:text-properties fo:font-style="italic" style:text-underline-style="none" fo:font-weight="bold" officeooo:rsid="01382459" officeooo:paragraph-rsid="0139b168" style:font-style-asian="italic" style:font-weight-asian="bold" style:font-style-complex="italic" style:font-weight-complex="bold"/>
    </style:style>
    <style:style style:name="P70" style:family="paragraph" style:parent-style-name="Standard" style:list-style-name="L2">
      <style:text-properties fo:font-style="italic" style:text-underline-style="none" fo:font-weight="bold" officeooo:rsid="0057f9a3" officeooo:paragraph-rsid="0057f9a3" style:font-style-asian="italic" style:font-weight-asian="bold" style:font-style-complex="italic" style:font-weight-complex="bold"/>
    </style:style>
    <style:style style:name="P71" style:family="paragraph" style:parent-style-name="Standard" style:list-style-name="L2">
      <style:text-properties fo:font-style="italic" style:text-underline-style="none" fo:font-weight="bold" officeooo:rsid="005a546c" officeooo:paragraph-rsid="005a546c" style:font-style-asian="italic" style:font-weight-asian="bold" style:font-style-complex="italic" style:font-weight-complex="bold"/>
    </style:style>
    <style:style style:name="P72" style:family="paragraph" style:parent-style-name="Standard" style:list-style-name="L2">
      <style:text-properties fo:font-style="italic" style:text-underline-style="none" fo:font-weight="bold" officeooo:rsid="00604c46" officeooo:paragraph-rsid="00604c46" style:font-style-asian="italic" style:font-weight-asian="bold" style:font-style-complex="italic" style:font-weight-complex="bold"/>
    </style:style>
    <style:style style:name="P73" style:family="paragraph" style:parent-style-name="Standard" style:list-style-name="L4">
      <style:text-properties fo:font-style="italic" style:text-underline-style="none" fo:font-weight="bold" officeooo:rsid="00dc151b" officeooo:paragraph-rsid="00dc151b" style:font-style-asian="italic" style:font-weight-asian="bold" style:font-style-complex="italic" style:font-weight-complex="bold"/>
    </style:style>
    <style:style style:name="P74" style:family="paragraph" style:parent-style-name="Standard" style:list-style-name="L4">
      <style:text-properties fo:font-style="italic" style:text-underline-style="none" fo:font-weight="bold" officeooo:rsid="00deeea3" officeooo:paragraph-rsid="00f2af7c" style:font-style-asian="italic" style:font-weight-asian="bold" style:font-style-complex="italic" style:font-weight-complex="bold"/>
    </style:style>
    <style:style style:name="P75" style:family="paragraph" style:parent-style-name="Standard" style:list-style-name="L4">
      <style:paragraph-properties fo:text-align="justify" style:justify-single-word="false"/>
      <style:text-properties fo:font-style="italic" style:text-underline-style="none" fo:font-weight="bold" officeooo:rsid="00e0f16b" officeooo:paragraph-rsid="00e0f16b" style:font-style-asian="italic" style:font-weight-asian="bold" style:font-style-complex="italic" style:font-weight-complex="bold"/>
    </style:style>
    <style:style style:name="P76" style:family="paragraph" style:parent-style-name="Standard" style:list-style-name="L4">
      <style:paragraph-properties fo:text-align="justify" style:justify-single-word="false"/>
      <style:text-properties fo:font-style="italic" style:text-underline-style="none" fo:font-weight="bold" officeooo:rsid="00e4f4b6" officeooo:paragraph-rsid="00f2b87f" style:font-style-asian="italic" style:font-weight-asian="bold" style:font-style-complex="italic" style:font-weight-complex="bold"/>
    </style:style>
    <style:style style:name="P77" style:family="paragraph" style:parent-style-name="Standard" style:list-style-name="L4">
      <style:paragraph-properties fo:text-align="justify" style:justify-single-word="false"/>
      <style:text-properties fo:font-style="italic" style:text-underline-style="none" fo:font-weight="bold" officeooo:rsid="00e62896" officeooo:paragraph-rsid="00f371a4" style:font-style-asian="italic" style:font-weight-asian="bold" style:font-style-complex="italic" style:font-weight-complex="bold"/>
    </style:style>
    <style:style style:name="P78" style:family="paragraph" style:parent-style-name="Standard" style:list-style-name="L2">
      <style:text-properties fo:font-style="italic" style:text-underline-style="none" fo:font-weight="bold" officeooo:rsid="015f7a4c" officeooo:paragraph-rsid="015f7a4c" style:font-style-asian="italic" style:font-weight-asian="bold" style:font-style-complex="italic" style:font-weight-complex="bold"/>
    </style:style>
    <style:style style:name="P79" style:family="paragraph" style:parent-style-name="Standard" style:list-style-name="L5">
      <style:paragraph-properties fo:text-align="justify" style:justify-single-word="false"/>
      <style:text-properties fo:font-style="italic" style:text-underline-style="none" fo:font-weight="normal" officeooo:rsid="011b99eb" officeooo:paragraph-rsid="011b99eb" style:font-style-asian="italic" style:font-weight-asian="normal" style:font-style-complex="italic" style:font-weight-complex="normal"/>
    </style:style>
    <style:style style:name="P80" style:family="paragraph" style:parent-style-name="Standard" style:list-style-name="L1">
      <style:text-properties fo:font-style="normal" fo:font-weight="bold" officeooo:rsid="003caeed" officeooo:paragraph-rsid="003db1de" style:font-style-asian="normal" style:font-weight-asian="bold" style:font-style-complex="normal" style:font-weight-complex="bold"/>
    </style:style>
    <style:style style:name="P81" style:family="paragraph" style:parent-style-name="Standard" style:list-style-name="L2">
      <style:text-properties fo:font-style="normal" fo:font-weight="bold" officeooo:rsid="0053299b" officeooo:paragraph-rsid="0053299b" style:font-style-asian="normal" style:font-weight-asian="bold" style:font-style-complex="normal" style:font-weight-complex="bold"/>
    </style:style>
    <style:style style:name="P82" style:family="paragraph" style:parent-style-name="Standard" style:list-style-name="L1">
      <style:text-properties fo:font-style="normal" style:text-underline-style="none" fo:font-weight="bold" officeooo:rsid="0153945c" officeooo:paragraph-rsid="0153945c" style:font-style-asian="normal" style:font-weight-asian="bold" style:font-style-complex="normal" style:font-weight-complex="bold"/>
    </style:style>
    <style:style style:name="P83" style:family="paragraph" style:parent-style-name="Standard" style:list-style-name="L1">
      <style:text-properties fo:font-style="normal" style:text-underline-style="none" fo:font-weight="bold" officeooo:rsid="0153945c" officeooo:paragraph-rsid="0154c112" style:font-style-asian="normal" style:font-weight-asian="bold" style:font-style-complex="normal" style:font-weight-complex="bold"/>
    </style:style>
    <style:style style:name="P84" style:family="paragraph" style:parent-style-name="Standard" style:list-style-name="L1">
      <style:text-properties fo:font-style="normal" style:text-underline-style="none" fo:font-weight="bold" officeooo:rsid="00ff8758" officeooo:paragraph-rsid="00ff8758" style:font-style-asian="normal" style:font-weight-asian="bold" style:font-style-complex="normal" style:font-weight-complex="bold"/>
    </style:style>
    <style:style style:name="P85" style:family="paragraph" style:parent-style-name="Standard" style:list-style-name="L4">
      <style:text-properties fo:font-style="normal" style:text-underline-style="none" fo:font-weight="bold" officeooo:rsid="00da7d85" officeooo:paragraph-rsid="00da7d85" style:font-style-asian="normal" style:font-weight-asian="bold" style:font-style-complex="normal" style:font-weight-complex="bold"/>
    </style:style>
    <style:style style:name="P86" style:family="paragraph" style:parent-style-name="Standard" style:list-style-name="L5">
      <style:paragraph-properties fo:text-align="justify" style:justify-single-word="false"/>
      <style:text-properties fo:font-style="normal" style:text-underline-style="none" fo:font-weight="normal" officeooo:rsid="01175ae3" officeooo:paragraph-rsid="01175ae3" style:font-style-asian="normal" style:font-weight-asian="normal" style:font-style-complex="normal" style:font-weight-complex="normal"/>
    </style:style>
    <style:style style:name="P87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7af2a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bc4c4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e4bd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ed90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2c3a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7af2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d906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2c3a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16e5dd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7ffbf" style:font-style-asian="normal" style:font-style-complex="normal"/>
    </style:style>
    <style:style style:name="T14" style:family="text">
      <style:text-properties fo:font-style="normal" officeooo:rsid="00452322" style:font-style-asian="normal" style:font-style-complex="normal"/>
    </style:style>
    <style:style style:name="T15" style:family="text">
      <style:text-properties fo:font-style="normal" officeooo:rsid="00e2a136" style:font-style-asian="normal" style:font-style-complex="normal"/>
    </style:style>
    <style:style style:name="T16" style:family="text">
      <style:text-properties fo:font-style="normal" officeooo:rsid="00f9a609" style:font-style-asian="normal" style:font-style-complex="normal"/>
    </style:style>
    <style:style style:name="T17" style:family="text">
      <style:text-properties fo:font-style="normal" officeooo:rsid="011c47ff" style:font-style-asian="normal" style:font-style-complex="normal"/>
    </style:style>
    <style:style style:name="T18" style:family="text">
      <style:text-properties fo:font-style="normal" officeooo:rsid="011c9f80" style:font-style-asian="normal" style:font-style-complex="normal"/>
    </style:style>
    <style:style style:name="T19" style:family="text">
      <style:text-properties fo:font-style="normal" officeooo:rsid="011e4bdd" style:font-style-asian="normal" style:font-style-complex="normal"/>
    </style:style>
    <style:style style:name="T20" style:family="text">
      <style:text-properties fo:font-style="normal" officeooo:rsid="0121280c" style:font-style-asian="normal" style:font-style-complex="normal"/>
    </style:style>
    <style:style style:name="T21" style:family="text">
      <style:text-properties fo:font-style="normal" officeooo:rsid="0122b4a6" style:font-style-asian="normal" style:font-style-complex="normal"/>
    </style:style>
    <style:style style:name="T22" style:family="text">
      <style:text-properties fo:font-style="normal" officeooo:rsid="012605dd" style:font-style-asian="normal" style:font-style-complex="normal"/>
    </style:style>
    <style:style style:name="T23" style:family="text">
      <style:text-properties fo:font-style="normal" officeooo:rsid="0126f38d" style:font-style-asian="normal" style:font-style-complex="normal"/>
    </style:style>
    <style:style style:name="T24" style:family="text">
      <style:text-properties fo:font-style="normal" officeooo:rsid="0134a7af" style:font-style-asian="normal" style:font-style-complex="normal"/>
    </style:style>
    <style:style style:name="T25" style:family="text">
      <style:text-properties fo:font-style="normal" officeooo:rsid="0136edb5" style:font-style-asian="normal" style:font-style-complex="normal"/>
    </style:style>
    <style:style style:name="T26" style:family="text">
      <style:text-properties fo:font-style="normal" officeooo:rsid="0154c112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5887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11c9f80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7af2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9d46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46a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ceff3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e4bd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ed85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ed90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fb5b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1317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2c3a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c02e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fe00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0653e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1c45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3774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65ff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9711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b225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bfc1b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caee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02b7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3218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38e5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5232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8e78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26bee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3299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8a6b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97cb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bdb9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e65f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f792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2147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2f4a3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e2a136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f6eda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f8569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00cd36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30396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309eb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33e44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134a7a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13b359c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3c9612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13ea44e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153945c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156078d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157b5d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157c486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588e90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5e2106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solid" style:text-underline-width="auto" style:text-underline-color="font-color" fo:font-weight="normal" officeooo:rsid="005f792f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solid" style:text-underline-width="auto" style:text-underline-color="font-color" fo:font-weight="normal" officeooo:rsid="00f85696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solid" style:text-underline-width="auto" style:text-underline-color="font-color" fo:font-weight="normal" officeooo:rsid="0136edb5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73a60a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754ef5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c05f4b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c7e13e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ca16b4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cc1693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cde2fc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cdf821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cfd2c5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d413dd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d4c745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c53824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d6be72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d85e46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e92be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f85696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f54cf2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f6eda7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ff8758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1428b2b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14458f9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145805e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1468e8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153945c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157c486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1588e90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15ad8c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15c98c6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15da4e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style:font-style-asian="normal" style:font-style-complex="normal"/>
    </style:style>
    <style:style style:name="T116" style:family="text">
      <style:text-properties fo:font-style="normal" style:text-underline-style="none" officeooo:rsid="00337748" style:font-style-asian="normal" style:font-style-complex="normal"/>
    </style:style>
    <style:style style:name="T117" style:family="text">
      <style:text-properties fo:font-style="normal" style:text-underline-style="none" officeooo:rsid="00c7e13e" style:font-style-asian="normal" style:font-style-complex="normal"/>
    </style:style>
    <style:style style:name="T118" style:family="text">
      <style:text-properties fo:font-style="normal" style:text-underline-style="none" officeooo:rsid="00ca16b4" style:font-style-asian="normal" style:font-style-complex="normal"/>
    </style:style>
    <style:style style:name="T119" style:family="text">
      <style:text-properties fo:font-style="normal" style:text-underline-style="none" officeooo:rsid="00cc1693" style:font-style-asian="normal" style:font-style-complex="normal"/>
    </style:style>
    <style:style style:name="T120" style:family="text">
      <style:text-properties fo:font-style="normal" style:text-underline-style="none" officeooo:rsid="00cfd2c5" style:font-style-asian="normal" style:font-style-complex="normal"/>
    </style:style>
    <style:style style:name="T121" style:family="text">
      <style:text-properties fo:font-style="normal" style:text-underline-style="none" officeooo:rsid="00d21f59" style:font-style-asian="normal" style:font-style-complex="normal"/>
    </style:style>
    <style:style style:name="T122" style:family="text">
      <style:text-properties fo:font-style="normal" style:text-underline-style="none" officeooo:rsid="00d413dd" style:font-style-asian="normal" style:font-style-complex="normal"/>
    </style:style>
    <style:style style:name="T123" style:family="text">
      <style:text-properties fo:font-style="normal" style:text-underline-style="none" officeooo:rsid="00d4c745" style:font-style-asian="normal" style:font-style-complex="normal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03b2258" style:font-weight-asian="normal" style:font-weight-complex="normal"/>
    </style:style>
    <style:style style:name="T127" style:family="text">
      <style:text-properties fo:font-weight="normal" officeooo:rsid="00402b7e" style:font-weight-asian="normal" style:font-weight-complex="normal"/>
    </style:style>
    <style:style style:name="T128" style:family="text">
      <style:text-properties fo:font-weight="normal" officeooo:rsid="0053e0ac" style:font-weight-asian="normal" style:font-weight-complex="normal"/>
    </style:style>
    <style:style style:name="T129" style:family="text">
      <style:text-properties fo:font-weight="normal" officeooo:rsid="005f792f" style:font-weight-asian="normal" style:font-weight-complex="normal"/>
    </style:style>
    <style:style style:name="T130" style:family="text">
      <style:text-properties fo:font-weight="normal" officeooo:rsid="0133e44a" style:font-weight-asian="normal" style:font-weight-complex="normal"/>
    </style:style>
    <style:style style:name="T131" style:family="text">
      <style:text-properties fo:font-weight="normal" officeooo:rsid="013b359c" style:font-weight-asian="normal" style:font-weight-complex="normal"/>
    </style:style>
    <style:style style:name="T132" style:family="text">
      <style:text-properties fo:font-weight="normal" officeooo:rsid="0153945c" style:font-weight-asian="normal" style:font-weight-complex="normal"/>
    </style:style>
    <style:style style:name="T133" style:family="text">
      <style:text-properties fo:font-weight="normal" officeooo:rsid="0157c486" style:font-weight-asian="normal" style:font-weight-complex="normal"/>
    </style:style>
    <style:style style:name="T134" style:family="text">
      <style:text-properties fo:font-weight="normal" officeooo:rsid="015e2106" style:font-weight-asian="normal" style:font-weight-complex="normal"/>
    </style:style>
    <style:style style:name="T135" style:family="text">
      <style:text-properties officeooo:rsid="00365ff8"/>
    </style:style>
    <style:style style:name="T136" style:family="text">
      <style:text-properties officeooo:rsid="003b2258"/>
    </style:style>
    <style:style style:name="T137" style:family="text">
      <style:text-properties officeooo:rsid="00402b7e"/>
    </style:style>
    <style:style style:name="T138" style:family="text">
      <style:text-properties style:text-underline-style="solid" style:text-underline-width="auto" style:text-underline-color="font-color"/>
    </style:style>
    <style:style style:name="T139" style:family="text">
      <style:text-properties style:text-underline-style="solid" style:text-underline-width="auto" style:text-underline-color="font-color" fo:font-weight="normal" officeooo:rsid="0053e0ac" style:font-weight-asian="normal" style:font-weight-complex="normal"/>
    </style:style>
    <style:style style:name="T140" style:family="text">
      <style:text-properties style:text-underline-style="none"/>
    </style:style>
    <style:style style:name="T141" style:family="text">
      <style:text-properties style:text-underline-style="none" fo:font-weight="normal" officeooo:rsid="0076bdc5" style:font-weight-asian="normal" style:font-weight-complex="normal"/>
    </style:style>
    <style:style style:name="T142" style:family="text">
      <style:text-properties style:text-underline-style="none" fo:font-weight="normal" officeooo:rsid="00cfd2c5" style:font-weight-asian="normal" style:font-weight-complex="normal"/>
    </style:style>
    <style:style style:name="T143" style:family="text">
      <style:text-properties style:text-underline-style="none" fo:font-weight="normal" officeooo:rsid="00cdf821" style:font-weight-asian="normal" style:font-weight-complex="normal"/>
    </style:style>
    <style:style style:name="T144" style:family="text">
      <style:text-properties style:text-underline-style="none" fo:font-weight="normal" officeooo:rsid="00c53824" style:font-weight-asian="normal" style:font-weight-complex="normal"/>
    </style:style>
    <style:style style:name="T145" style:family="text">
      <style:text-properties style:text-underline-style="none" fo:font-weight="normal" officeooo:rsid="0157c486" style:font-weight-asian="normal" style:font-weight-complex="normal"/>
    </style:style>
    <style:style style:name="T146" style:family="text">
      <style:text-properties style:text-underline-style="none" fo:font-weight="normal" officeooo:rsid="015da4e1" style:font-weight-asian="normal" style:font-weight-complex="normal"/>
    </style:style>
    <style:style style:name="T147" style:family="text">
      <style:text-properties style:text-underline-style="none" officeooo:rsid="013fd6c7"/>
    </style:style>
    <style:style style:name="T148" style:family="text">
      <style:text-properties style:font-name="Liberation Serif1" fo:font-style="normal" style:text-underline-style="none" fo:font-weight="normal" officeooo:rsid="00e92e82" style:font-name-asian="Liberation Serif1" style:font-style-asian="normal" style:font-weight-asian="normal" style:font-name-complex="Liberation Serif1" style:font-style-complex="normal" style:font-weight-complex="normal"/>
    </style:style>
    <style:style style:name="T149" style:family="text">
      <style:text-properties style:font-name="Liberation Serif1" fo:font-style="normal" style:text-underline-style="none" fo:font-weight="normal" officeooo:rsid="00ec0df6" style:font-name-asian="Liberation Serif1" style:font-style-asian="normal" style:font-weight-asian="normal" style:font-name-complex="Liberation Serif1" style:font-style-complex="normal" style:font-weight-complex="normal"/>
    </style:style>
    <style:style style:name="T150" style:family="text">
      <style:text-properties style:font-name="Liberation Serif1" fo:font-style="normal" style:text-underline-style="none" fo:font-weight="normal" officeooo:rsid="00ed2a32" style:font-name-asian="Liberation Serif1" style:font-style-asian="normal" style:font-weight-asian="normal" style:font-name-complex="Liberation Serif1" style:font-style-complex="normal" style:font-weight-complex="normal"/>
    </style:style>
    <style:style style:name="T151" style:family="text">
      <style:text-properties style:font-name="Liberation Serif1" fo:font-style="normal" style:text-underline-style="none" fo:font-weight="normal" officeooo:rsid="00edb34b" style:font-name-asian="Liberation Serif1" style:font-style-asian="normal" style:font-weight-asian="normal" style:font-name-complex="Liberation Serif1" style:font-style-complex="normal" style:font-weight-complex="normal"/>
    </style:style>
    <style:style style:name="T152" style:family="text">
      <style:text-properties style:font-name="Liberation Serif1" fo:font-style="normal" style:text-underline-style="none" fo:font-weight="normal" officeooo:rsid="00f169f4" style:font-name-asian="Liberation Serif1" style:font-style-asian="normal" style:font-weight-asian="normal" style:font-name-complex="Liberation Serif1" style:font-style-complex="normal" style:font-weight-complex="normal"/>
    </style:style>
    <style:style style:name="T153" style:family="text">
      <style:text-properties style:font-name="Liberation Serif1" fo:font-style="normal" style:text-underline-style="none" fo:font-weight="normal" officeooo:rsid="0102bca3" style:font-name-asian="Liberation Serif1" style:font-style-asian="normal" style:font-weight-asian="normal" style:font-name-complex="Liberation Serif1" style:font-style-complex="normal" style:font-weight-complex="normal"/>
    </style:style>
    <style:style style:name="T154" style:family="text">
      <style:text-properties style:font-name="Liberation Serif1" fo:font-style="normal" style:text-underline-style="none" fo:font-weight="normal" officeooo:rsid="0103cb94" style:font-name-asian="Liberation Serif1" style:font-style-asian="normal" style:font-weight-asian="normal" style:font-name-complex="Liberation Serif1" style:font-style-complex="normal" style:font-weight-complex="normal"/>
    </style:style>
    <style:style style:name="T155" style:family="text">
      <style:text-properties style:font-name="Liberation Serif1" fo:font-style="normal" fo:font-weight="normal" officeooo:rsid="00e92e82" style:font-name-asian="Liberation Serif1" style:font-style-asian="normal" style:font-weight-asian="normal" style:font-name-complex="Liberation Serif1" style:font-style-complex="normal" style:font-weight-complex="normal"/>
    </style:style>
    <style:style style:name="T156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color="#ff0000" fo:font-style="normal" style:text-underline-style="none" fo:font-weight="normal" officeooo:rsid="00f54cf2" style:font-style-asian="normal" style:font-weight-asian="normal" style:font-style-complex="normal" style:font-weight-complex="normal"/>
    </style:style>
    <style:style style:name="T158" style:family="text">
      <style:text-properties fo:color="#ff0000" style:text-underline-style="none" officeooo:rsid="00f54cf2"/>
    </style:style>
    <style:style style:name="T159" style:family="text">
      <style:text-properties officeooo:rsid="0116e5dd"/>
    </style:style>
    <style:style style:name="T160" style:family="text">
      <style:text-properties officeooo:rsid="0117d15b"/>
    </style:style>
    <style:style style:name="T161" style:family="text">
      <style:text-properties officeooo:rsid="0128e997"/>
    </style:style>
    <style:style style:name="T162" style:family="text">
      <style:text-properties style:use-window-font-color="true"/>
    </style:style>
    <style:style style:name="T163" style:family="text">
      <style:text-properties style:use-window-font-color="true" officeooo:rsid="00402b7e"/>
    </style:style>
    <style:style style:name="T164" style:family="text">
      <style:text-properties style:use-window-font-color="true" officeooo:rsid="00ff8758"/>
    </style:style>
    <style:style style:name="T165" style:family="text">
      <style:text-properties style:use-window-font-color="true" style:text-underline-style="none" officeooo:rsid="00402b7e"/>
    </style:style>
    <style:style style:name="T166" style:family="text">
      <style:text-properties style:use-window-font-color="true" style:text-underline-style="none" officeooo:rsid="00f54cf2"/>
    </style:style>
    <style:style style:name="T167" style:family="text">
      <style:text-properties style:use-window-font-color="true" style:text-underline-style="none" officeooo:rsid="00ff8758"/>
    </style:style>
    <style:style style:name="T168" style:family="text">
      <style:text-properties officeooo:rsid="0139b168"/>
    </style:style>
    <style:style style:name="T169" style:family="text">
      <style:text-properties officeooo:rsid="014d9de2"/>
    </style:style>
    <style:style style:name="T170" style:family="text">
      <style:text-properties officeooo:rsid="01309ebe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><text:span text:style-name="T161">Événements</text:span> interprétables</text:h>
      <text:p text:style-name="P1"/>
      <text:p text:style-name="P2">Par défaut, tous les événements possèdent les mots clés suivants (tous en string):</text:p>
      <text:p text:style-name="P2"/>
      <text:p text:style-name="P2">- <text:span text:style-name="T7">event </text:span><text:span text:style-name="T12">: l’id de l’événement</text:span></text:p>
      <text:p text:style-name="P2"><text:span text:style-name="T12">- </text:span><text:span text:style-name="T7">time_max</text:span><text:span text:style-name="T1"> </text:span><text:span text:style-name="T12">: le temps maximum de l’événement en secondes. S’il est atteint, l’événement est stoppé, marqué comme </text:span><text:span text:style-name="T27">perdu</text:span><text:span text:style-name="T30"> et le jeux passe à l’événement suivant.</text:span></text:p>
      <text:p text:style-name="P2"><text:span text:style-name="T30">- </text:span><text:span text:style-name="T8">start_time</text:span><text:span text:style-name="T2"> </text:span><text:span text:style-name="T31">: le temps en secondes au bout duquel l’événement se produit à partir de son lancement.</text:span></text:p>
      <text:p text:style-name="P2"><text:span text:style-name="T31">- </text:span><text:span text:style-name="T32">une liste de conditions, </text:span><text:span text:style-name="T33">encapsulées dans un </text:span><text:span text:style-name="T3">&lt;end_conditions&gt;. </text:span><text:span text:style-name="T34">Chaque c</text:span><text:span text:style-name="T35">ondition représente l’état d’une variable de navette (qui se trouvent dans le fichier </text:span><text:span text:style-name="T4">state_liste.ini</text:span><text:span text:style-name="T35">). </text:span><text:span text:style-name="T36">Une condition nécéssite donc deux mots clés :</text:span></text:p>
      <text:p text:style-name="P2"><text:span text:style-name="T36"><text:tab/>- </text:span><text:span text:style-name="T9">key</text:span><text:span text:style-name="T5"> </text:span><text:span text:style-name="T37">: </text:span><text:span text:style-name="T38">l’identif</text:span><text:span text:style-name="T39">iant : </text:span><text:span text:style-name="T40">le nom de l’état de la navette</text:span></text:p>
      <text:p text:style-name="P2"><text:span text:style-name="T40"><text:tab/>- </text:span><text:span text:style-name="T28">v</text:span><text:span text:style-name="T10">alue</text:span><text:span text:style-name="T6"> </text:span><text:span text:style-name="T40">: la valeur désirée. Peut-être un int, un float ou un bool</text:span></text:p>
      <text:p text:style-name="P11"/>
      <text:p text:style-name="P3"><text:span text:style-name="T40">L</text:span><text:span text:style-name="T30">iste des id d’événements :</text:span></text:p>
      <text:p text:style-name="P12"/>
      <text:list xml:id="list2835630381726983983" text:style-name="L1">
        <text:list-item>
          <text:p text:style-name="P27"><text:span text:style-name="T124">collision </text:span><text:span text:style-name="T30">: événement qui simule la collision avec un objet. Joue le son d’alerte, fait trembler la navette puis affiche l’écran d’alerte</text:span></text:p>
        </text:list-item>
        <text:list-item>
          <text:p text:style-name="P28"><text:span text:style-name="T124">wait </text:span><text:span text:style-name="T30">: une simple fonction passive. Si </text:span><text:span text:style-name="T125">time_max</text:span><text:span text:style-name="T30"> est fixée, l’</text:span><text:span text:style-name="T41">événement s’arrête au bout de ce temps là.</text:span></text:p>
        </text:list-item>
        <text:list-item>
          <text:p text:style-name="P29"><text:span text:style-name="T124">boost </text:span><text:span text:style-name="T30">: </text:span><text:span text:style-name="T42">applique un boost sur la navette. </text:span><text:span text:style-name="T43">Arguments :</text:span></text:p>
          <text:list>
            <text:list-item>
              <text:p text:style-name="P31"><text:span text:style-name="T12">direction </text:span><text:span text:style-name="T30">: une des directions : f, b, l, r, tp, tm, pp, pm</text:span></text:p>
            </text:list-item>
            <text:list-item>
              <text:p text:style-name="P30"><text:span text:style-name="T27">power </text:span><text:span text:style-name="T30">: </text:span><text:span text:style-name="T44">la puissance du boost. Par défaut elle vaut 1. </text:span><text:span text:style-name="T45">Doit être un entier.</text:span></text:p>
            </text:list-item>
          </text:list>
        </text:list-item>
        <text:list-item>
          <text:p text:style-name="P32"><text:span text:style-name="T135">play_</text:span>sound<text:span text:style-name="T125"> </text:span><text:span text:style-name="T30">: joue un son. </text:span><text:span text:style-name="T46">Arguments :</text:span></text:p>
          <text:list>
            <text:list-item>
              <text:p text:style-name="P33"><text:span text:style-name="T13">name : </text:span><text:span text:style-name="T47">le nom du fichier son qui doit se trouver dans le dossier des sons (sans l’extension).</text:span></text:p>
            </text:list-item>
          </text:list>
        </text:list-item>
        <text:list-item>
          <text:p text:style-name="P34"><text:span text:style-name="T136">stop_sound</text:span><text:span text:style-name="T126">:</text:span><text:span text:style-name="T48"> </text:span><text:span text:style-name="T49">stoppe le </text:span><text:span text:style-name="T50">son s’il est joué. Arguments :</text:span></text:p>
          <text:list>
            <text:list-item>
              <text:p text:style-name="P80">name</text:p>
            </text:list-item>
          </text:list>
        </text:list-item>
        <text:list-item>
          <text:p text:style-name="P35"><text:span text:style-name="T137">reset_game </text:span><text:span text:style-name="T127">: </text:span><text:span text:style-name="T51">remet le jeu à zéro. Réinitialise toutes les variables.</text:span></text:p>
        </text:list-item>
        <text:list-item>
          <text:p text:style-name="P59"><text:span text:style-name="T137">start_game </text:span><text:span text:style-name="T51">: </text:span><text:span text:style-name="T69">lance le début de jeux, </text:span><text:span text:style-name="T70">c’est à dire relance le scénario du début.</text:span></text:p>
        </text:list-item>
        <text:list-item>
          <text:p text:style-name="P60"><text:span text:style-name="T170">s</text:span>huttle_look_at <text:span text:style-name="T30">: </text:span><text:span text:style-name="T76">tourne la navette vers une direction fixée. Met la variable </text:span><text:span text:style-name="T132">is_moving=True</text:span><text:span text:style-name="T76"> au début puis la remet à </text:span><text:span text:style-name="T132">False</text:span><text:span text:style-name="T76">. </text:span><text:span text:style-name="T79">Si aucune condition </text:span><text:span text:style-name="T80">ou temps maximum </text:span><text:span text:style-name="T79">n’est donnée, cette étape se finit </text:span><text:span text:style-name="T133">is_moving=False . </text:span><text:span text:style-name="T76">Arguments :</text:span></text:p>
          <text:list>
            <text:list-item>
              <text:p text:style-name="P82">x</text:p>
            </text:list-item>
            <text:list-item>
              <text:p text:style-name="P82">y</text:p>
            </text:list-item>
            <text:list-item>
              <text:p text:style-name="P61"><text:span text:style-name="T12">z</text:span><text:span text:style-name="T30">: les coordonnées de la cible</text:span></text:p>
            </text:list-item>
            <text:list-item>
              <text:p text:style-name="P61"><text:span text:style-name="T12">time </text:span><text:span text:style-name="T30">: le temps utilisé pour se tourner en secondes. 5 par défaut.</text:span></text:p>
            </text:list-item>
          </text:list>
        </text:list-item>
        <text:list-item>
          <text:p text:style-name="P62">shuttle_goto <text:span text:style-name="T30">: déplace la navette vers la direction souhaitée. </text:span><text:span text:style-name="T79">Si aucune condition </text:span><text:span text:style-name="T80">ou temps maximum </text:span><text:span text:style-name="T79">n’est donnée, cette étape se finit </text:span><text:span text:style-name="T133">is_moving=False. </text:span><text:span text:style-name="T30">Met la variable </text:span><text:span text:style-name="T125">is_moving=True</text:span><text:span text:style-name="T30"> au début puis la remet à </text:span><text:span text:style-name="T125">False</text:span><text:span text:style-name="T30">. <text:s/></text:span><text:span text:style-name="T79">Si aucune condition </text:span><text:span text:style-name="T80">ou temps maximum </text:span><text:span text:style-name="T79">n’est donnée, cette étape se finit </text:span><text:span text:style-name="T133">is_moving=False . </text:span><text:span text:style-name="T30">Arguments :</text:span></text:p>
          <text:list>
            <text:list-item>
              <text:p text:style-name="P83">x</text:p>
            </text:list-item>
            <text:list-item>
              <text:p text:style-name="P83">y</text:p>
            </text:list-item>
            <text:list-item>
              <text:p text:style-name="P63"><text:span text:style-name="T12">z</text:span><text:span text:style-name="T30">: les coordonnées de la cible</text:span></text:p>
            </text:list-item>
            <text:list-item>
              <text:p text:style-name="P63"><text:span text:style-name="T26">power</text:span><text:span text:style-name="T30">: l</text:span><text:span text:style-name="T77">a puissance du boost (fixe la vitesse). 1 par défaut.</text:span></text:p>
            </text:list-item>
          </text:list>
        </text:list-item>
        <text:list-item>
          <text:p text:style-name="P36"><text:span text:style-name="T163">l</text:span><text:span text:style-name="T162">ed_</text:span><text:span text:style-name="T164">on</text:span><text:span text:style-name="T162"> </text:span><text:span text:style-name="T156">:</text:span><text:span text:style-name="T30"> </text:span><text:span text:style-name="T66">allume la led désirée. </text:span><text:span text:style-name="T68">Arguments :</text:span></text:p>
          <text:list>
            <text:list-item>
              <text:p text:style-name="P37"><text:span text:style-name="T16">i</text:span><text:span text:style-name="T12">d : </text:span><text:span text:style-name="T30">l’identifiant de la led. </text:span><text:span text:style-name="T67">Ces leds sont listées dans le fichier </text:span><text:span text:style-name="T83">state_liste.ini</text:span><text:span text:style-name="T101"> avec le préfixe ‘l_’. Attention, certaines leds sont activées automatiquement lors d’événements. Voir ci dessous.</text:span></text:p>
            </text:list-item>
          </text:list>
        </text:list-item>
        <text:list-item>
          <text:p text:style-name="P38"><text:soft-page-break/><text:span text:style-name="T165">l</text:span><text:span text:style-name="T166">ed_</text:span><text:span text:style-name="T167">off</text:span><text:span text:style-name="T158"> </text:span><text:span text:style-name="T157">:</text:span><text:span text:style-name="T102"> </text:span><text:span text:style-name="T104">éteint</text:span><text:span text:style-name="T103"> la led désirée. </text:span></text:p>
          <text:list>
            <text:list-item>
              <text:p text:style-name="P84">Id</text:p>
            </text:list-item>
          </text:list>
        </text:list-item>
        <text:list-item>
          <text:p text:style-name="P64">update_<text:span text:style-name="T168">software</text:span>_state <text:span text:style-name="T30">: </text:span><text:span text:style-name="T71">met à jour un état </text:span><text:span text:style-name="T130">software</text:span><text:span text:style-name="T71"> du jeu. </text:span><text:span text:style-name="T72">Arguments :</text:span></text:p>
          <text:list>
            <text:list-item>
              <text:p text:style-name="P66"><text:span text:style-name="T24">n</text:span><text:span text:style-name="T12">ame </text:span><text:span text:style-name="T30">: le nom de la variable à mettre à jour. Ces variables se trouvent dans le fichier </text:span><text:span text:style-name="T84">state_list.ods</text:span></text:p>
            </text:list-item>
            <text:list-item>
              <text:p text:style-name="P68"><text:span text:style-name="T25">v</text:span><text:span text:style-name="T12">alue :</text:span><text:span text:style-name="T30"> la valeur donnée à cette variable.</text:span></text:p>
            </text:list-item>
          </text:list>
        </text:list-item>
        <text:list-item>
          <text:p text:style-name="P65">update_hardware_state <text:span text:style-name="T30">: </text:span><text:span text:style-name="T71">met à jour un état </text:span><text:span text:style-name="T131">hardware</text:span><text:span text:style-name="T71"> du jeu, </text:span><text:span text:style-name="T73">c’</text:span><text:span text:style-name="T74">e</text:span><text:span text:style-name="T73">st à dire simule le fait d’avoir utilisé un switch, un boutton ou quoique ce soit</text:span><text:span text:style-name="T71">. </text:span><text:span text:style-name="T75">Cette fonction ne devrait pas être appelée en général.</text:span><text:span text:style-name="T71"> </text:span><text:span text:style-name="T72">Arguments :</text:span></text:p>
          <text:list>
            <text:list-item>
              <text:p text:style-name="P67"><text:span text:style-name="T24">n</text:span><text:span text:style-name="T12">ame </text:span><text:span text:style-name="T30">: le nom de la variable à mettre à jour. Ces variables se trouvent dans le fichier </text:span><text:span text:style-name="T84">state_list.ods</text:span></text:p>
            </text:list-item>
            <text:list-item>
              <text:p text:style-name="P69"><text:span text:style-name="T25">v</text:span><text:span text:style-name="T12">alue </text:span><text:span text:style-name="T30">: la valeur donnée à cette variable.</text:span></text:p>
            </text:list-item>
          </text:list>
        </text:list-item>
        <text:list-item>
          <text:p text:style-name="P39">control_screen_event<text:span text:style-name="T125"> </text:span><text:span text:style-name="T30">: </text:span><text:span text:style-name="T52">envoie </text:span><text:span text:style-name="T53">un événement sur l’écran de contrôle. </text:span><text:span text:style-name="T54">Arguments :</text:span></text:p>
          <text:list>
            <text:list-item>
              <text:p text:style-name="P40"><text:span text:style-name="T14">n</text:span><text:span text:style-name="T12">ame </text:span><text:span text:style-name="T30">: le nom de l’événement. Voir liste ci dessous.</text:span></text:p>
            </text:list-item>
            <text:list-item>
              <text:p text:style-name="P41"><text:span text:style-name="T12">… </text:span><text:span text:style-name="T30">: </text:span><text:span text:style-name="T55">chaque événement peut disposer d’une liste d’arguments propres.</text:span></text:p>
            </text:list-item>
          </text:list>
        </text:list-item>
      </text:list>
      <text:p text:style-name="P13"/>
      <text:p text:style-name="P4"><text:span text:style-name="T55">L</text:span><text:span text:style-name="T30">iste des</text:span><text:span text:style-name="T12"> </text:span>control_screen_event<text:span text:style-name="T125"> :</text:span></text:p>
      <text:p text:style-name="P8"/>
      <text:list xml:id="list4815986494804674255" text:style-name="L2">
        <text:list-item>
          <text:p text:style-name="P42">crew_lock_screen <text:span text:style-name="T30">: </text:span><text:span text:style-name="T56">active l’écran de verrouillage d’équipage </text:span><text:span text:style-name="T59">et active le clavier</text:span><text:span text:style-name="T56">. </text:span><text:span text:style-name="T81">Met la variable </text:span><text:span text:style-name="T134">crew_screen_unlocked </text:span><text:span text:style-name="T81">à </text:span><text:span text:style-name="T134">True.</text:span><text:span text:style-name="T109"> </text:span><text:span text:style-name="T110">Si aucune condition </text:span><text:span text:style-name="T111">ou temps maximum </text:span><text:span text:style-name="T110">n’est donnée, cette étape se finit </text:span><text:span text:style-name="T112">lorsque </text:span><text:span text:style-name="T113">la variable </text:span><text:span text:style-name="T146">crew_screen_unlocked</text:span><text:span text:style-name="T114"> est mise à </text:span><text:span text:style-name="T146">True</text:span><text:span text:style-name="T145">. </text:span><text:span text:style-name="T56"><text:s/></text:span><text:span text:style-name="T57">Arguments :</text:span></text:p>
          <text:list>
            <text:list-item>
              <text:p text:style-name="P81">num_player <text:span text:style-name="T125">: </text:span><text:span text:style-name="T128">le nombre de joueurs. Par défaut, il est défini dans le fichier </text:span><text:span text:style-name="T139">param.ini.</text:span></text:p>
            </text:list-item>
          </text:list>
        </text:list-item>
        <text:list-item>
          <text:p text:style-name="P70">default_screen <text:span text:style-name="T30">: active l’écran par défaut. Joue un son de bienvenue, stoppe les éventuelles alarmes </text:span><text:span text:style-name="T58">et désactive le clavier.</text:span></text:p>
        </text:list-item>
        <text:list-item>
          <text:p text:style-name="P71">alert_screen <text:span text:style-name="T30">: active l’écran d’alerte collision. </text:span><text:span text:style-name="T60">Active le clavier et joue le son d’alarme en boucle jusqu’à désactivation. </text:span><text:span text:style-name="T61">L’écran est déverrouillé par la liste de mots de passe </text:span><text:span text:style-name="T62">dans le fichier </text:span><text:span text:style-name="T82">passwords.ini </text:span><text:span text:style-name="T62"><text:s/>sous le label </text:span><text:span text:style-name="T129">[alert_lock].</text:span></text:p>
        </text:list-item>
        <text:list-item>
          <text:p text:style-name="P72">target_screen <text:span text:style-name="T30">: </text:span><text:span text:style-name="T63">active l’écran d’entrée des coordonnées. </text:span><text:span text:style-name="T64">Active le clavier. </text:span><text:span text:style-name="T78">Les joueurs entrent les coordonnées d’une destination. Si elles correspondent à une position dans le fichier de codes, cette direction est utilisée.</text:span></text:p>
        </text:list-item>
        <text:list-item>
          <text:p text:style-name="P78">set_gauge_goto_step <text:span text:style-name="T30">: met à jour l’incrément </text:span><text:span text:style-name="T12">par demie seconde</text:span><text:span text:style-name="T30"> de la jauge désirée. Arguments :</text:span></text:p>
          <text:list>
            <text:list-item>
              <text:p text:style-name="P78"><text:span text:style-name="T12">gauge </text:span><text:span text:style-name="T30">: le nom de la jauge, c’est à dire ‘main_CO2’, ‘main_O2’ ou ‘main_power’</text:span></text:p>
            </text:list-item>
            <text:list-item>
              <text:p text:style-name="P78"><text:span text:style-name="T12">step </text:span><text:span text:style-name="T30">: la valeur désirée. Quand cette jauge sera mise à jour, le curseur se déplacera de cet incrément chaque demie seconde</text:span></text:p>
            </text:list-item>
          </text:list>
        </text:list-item>
        <text:list-item>
          <text:p text:style-name="P78"><text:span text:style-name="T30"><text:s/></text:span>set_gauge_goto_time<text:span text:style-name="T30">: met à jour le temps de mise à jour de la jauge désirée. Arguments :</text:span></text:p>
          <text:list>
            <text:list-item>
              <text:p text:style-name="P78"><text:span text:style-name="T12">gauge </text:span><text:span text:style-name="T30">: le nom de la jauge, c’est à dire ‘main_CO2’, ‘main_O2’ ou ‘main_power’</text:span></text:p>
            </text:list-item>
            <text:list-item>
              <text:p text:style-name="P78"><text:span text:style-name="T12">time</text:span><text:span text:style-name="T30">: la valeur désirée. Quand cette jauge sera mise à jour, le curseur se déplacera de sa valeur actuelle à la nouvelle valeur en ce temps </text:span><text:span text:style-name="T12">time</text:span><text:span text:style-name="T30"> (donné en secondes)</text:span></text:p>
            </text:list-item>
          </text:list>
        </text:list-item>
        <text:list-item>
          <text:p text:style-name="P43"><text:span text:style-name="T147">update</text:span><text:span text:style-name="T140">_state </text:span><text:span text:style-name="T85">: met à jour un composant sur l’écran de </text:span><text:span text:style-name="T86">bord </text:span><text:span text:style-name="T87">principal. Nécessite d’être en écran </text:span><text:span text:style-name="T141">default_screen</text:span><text:span text:style-name="T86">. </text:span><text:span text:style-name="T87">Arguments :</text:span></text:p>
          <text:list>
            <text:list-item>
              <text:p text:style-name="P44"><text:span text:style-name="T116">k</text:span><text:span text:style-name="T115">ey </text:span><text:span text:style-name="T85">: l’identifiant du composant. </text:span><text:span text:style-name="T107">Si aucun id n’est passé, toutes les variables sont mises à jour. </text:span><text:span text:style-name="T105">Ces id correspondent en fait à des variables de navette. </text:span><text:span text:style-name="T106">Chaque fois qu’une variable est changée, si elle apparaît sur cet écran l’écran est mis à jour en conséquence.</text:span></text:p>
            </text:list-item>
          </text:list>
        </text:list-item>
      </text:list>
      <text:p text:style-name="P14"/>
      <text:p text:style-name="P5"><text:span text:style-name="T85">Liste des </text:span><text:span text:style-name="T108">variables qui apparaissent sur l’écran de contrôle</text:span></text:p>
      <text:p text:style-name="P15"/>
      <text:list xml:id="list6531376751474395336" text:style-name="L3">
        <text:list-item>
          <text:p text:style-name="P45">batterie1/<text:span text:style-name="T169">2/3/</text:span>4.</text:p>
        </text:list-item>
        <text:list-item>
          <text:p text:style-name="P46">offset_ps_x</text:p>
        </text:list-item>
        <text:list-item>
          <text:p text:style-name="P46"><text:soft-page-break/>offset_ps_y</text:p>
        </text:list-item>
        <text:list-item>
          <text:p text:style-name="P47">recyclage_O2/CO2/H2O</text:p>
        </text:list-item>
        <text:list-item>
          <text:p text:style-name="P48">tension_secteur1/2/3</text:p>
        </text:list-item>
        <text:list-item>
          <text:p text:style-name="P48">oxygene_secteur1/2/3</text:p>
        </text:list-item>
        <text:list-item>
          <text:p text:style-name="P48">thermique_secteur1/2/3</text:p>
        </text:list-item>
        <text:list-item>
          <text:p text:style-name="P49">target_name</text:p>
        </text:list-item>
        <text:list-item>
          <text:p text:style-name="P50">freq_comm</text:p>
        </text:list-item>
        <text:list-item>
          <text:p text:style-name="P50">pilote_automatique</text:p>
        </text:list-item>
        <text:list-item>
          <text:p text:style-name="P51">sp_power</text:p>
        </text:list-item>
        <text:list-item>
          <text:p text:style-name="P52">moteur1/2/3</text:p>
        </text:list-item>
        <text:list-item>
          <text:p text:style-name="P53">correction_roulis/correction_directeion/correction_stabilisation</text:p>
        </text:list-item>
      </text:list>
      <text:p text:style-name="P24"/>
      <text:h text:style-name="Heading_20_1" text:outline-level="1"><text:span text:style-name="T88">E</text:span><text:span text:style-name="T85">ffet des boutons / switch hardware.</text:span></text:h>
      <text:p text:style-name="P16"/>
      <text:p text:style-name="P7"><text:span text:style-name="T85">Rappel : la première lettre </text:span><text:span text:style-name="T95">désigne la nature du composant : </text:span><text:span text:style-name="T122">s</text:span><text:span text:style-name="T95"> = switch, </text:span><text:span text:style-name="T122">b</text:span><text:span text:style-name="T95">=boutton, </text:span><text:span text:style-name="T122">j</text:span><text:span text:style-name="T95">=joystick, </text:span><text:span text:style-name="T123">l=</text:span><text:span text:style-name="T96">led. </text:span><text:span text:style-name="T144">Les commandes hardwares sont prioritaires</text:span><text:span text:style-name="T97">. </text:span><text:span text:style-name="T100">Si le symbole </text:span><text:span text:style-name="T148">☼est présent, </text:span><text:span text:style-name="T149">ce bouton/switch est <text:s/>connecté à une </text:span><text:span text:style-name="T150">led </text:span><text:span text:style-name="T151">verte qui s’allume ou non.</text:span></text:p>
      <text:p text:style-name="P26"/>
      <text:p text:style-name="P6"><text:span text:style-name="T153">Dans tous les cas, </text:span><text:span text:style-name="T154">le tableau de bord est mis à jour.</text:span></text:p>
      <text:p text:style-name="P17"/>
      <text:list xml:id="list6589417961593704656" text:style-name="L4">
        <text:list-item>
          <text:p text:style-name="P54"><text:span text:style-name="T115">s_moteur1 </text:span><text:span text:style-name="T85">: </text:span><text:span text:style-name="T148">☼</text:span><text:span text:style-name="T85"> </text:span><text:span text:style-name="T89">commande l’état du moteur1</text:span></text:p>
        </text:list-item>
        <text:list-item>
          <text:p text:style-name="P55"><text:span text:style-name="T117">s_</text:span><text:span text:style-name="T115">moteur2 </text:span><text:span text:style-name="T85">: </text:span><text:span text:style-name="T148">☼</text:span><text:span text:style-name="T85"> ’’<text:tab/><text:tab/>’’<text:tab/> <text:s text:c="6"/>moteur2<text:tab/></text:span></text:p>
        </text:list-item>
        <text:list-item>
          <text:p text:style-name="P55"><text:span text:style-name="T117">s_</text:span><text:span text:style-name="T115">moteur3</text:span><text:span text:style-name="T85"> : </text:span><text:span text:style-name="T148">☼</text:span><text:span text:style-name="T85"> ’’<text:tab/><text:tab/>’’<text:tab/> <text:s text:c="6"/>moteur</text:span><text:span text:style-name="T90">3</text:span></text:p>
        </text:list-item>
        <text:list-item>
          <text:p text:style-name="P55"><text:span text:style-name="T117">s_</text:span><text:span text:style-name="T118">moteur4</text:span><text:span text:style-name="T90"> : </text:span><text:span text:style-name="T148">☼</text:span><text:span text:style-name="T90">’’<text:tab/><text:tab/>’’<text:tab/> <text:s text:c="6"/>moteur4</text:span></text:p>
        </text:list-item>
        <text:list-item>
          <text:p text:style-name="P56"><text:span text:style-name="T118">s_</text:span><text:span text:style-name="T115">pilote_automatique</text:span><text:span text:style-name="T119">1</text:span><text:span text:style-name="T115"> </text:span></text:p>
        </text:list-item>
        <text:list-item>
          <text:p text:style-name="P57"><text:span text:style-name="T119">s_pilote_automatique2 </text:span><text:span text:style-name="T91">: </text:span><text:span text:style-name="T148">☼</text:span><text:span text:style-name="T152">(une led pour les deux)</text:span><text:span text:style-name="T91"> si les deux sont désactivés, ils désactivent le</text:span><text:span text:style-name="T92"> </text:span><text:span text:style-name="T93">pilote automatique et toutes les corrections. S’ils sont tous deux réactivés et que ça fonctionne, les corrections </text:span><text:span text:style-name="T143">ne sont</text:span><text:span text:style-name="T142"> pas</text:span><text:span text:style-name="T120"> </text:span><text:span text:style-name="T94">réactivées</text:span><text:span text:style-name="T120">. </text:span></text:p>
        </text:list-item>
        <text:list-item>
          <text:p text:style-name="P58"><text:span text:style-name="T121">b</text:span><text:span text:style-name="T120">_</text:span><text:span text:style-name="T115">correction_roulis : </text:span><text:span text:style-name="T148">☼</text:span></text:p>
        </text:list-item>
        <text:list-item>
          <text:p text:style-name="P58"><text:span text:style-name="T121">b</text:span><text:span text:style-name="T120">_</text:span><text:span text:style-name="T115">correction_direction :</text:span><text:span text:style-name="T148">☼</text:span></text:p>
        </text:list-item>
        <text:list-item>
          <text:p text:style-name="P58"><text:span text:style-name="T121">b</text:span><text:span text:style-name="T120">_</text:span><text:span text:style-name="T115">correction_stabilisation : </text:span><text:span text:style-name="T148">☼</text:span><text:span text:style-name="T98">si le pilote automatique est activé, ces </text:span><text:span text:style-name="T99">corrections remettent la navette dans la direction souhaitée (à définir).</text:span></text:p>
        </text:list-item>
        <text:list-item>
          <text:p text:style-name="P85">b_freq_moins</text:p>
        </text:list-item>
        <text:list-item>
          <text:p text:style-name="P73"><text:span text:style-name="T12">b_freq_plus </text:span><text:span text:style-name="T30">: augmente ou diminue la fréquence de communication de </text:span><text:span text:style-name="T12">50 </text:span><text:span text:style-name="T30">MHz si l’écran actuel est l’écran </text:span><text:span text:style-name="T12">default_screen</text:span></text:p>
        </text:list-item>
        <text:list-item>
          <text:p text:style-name="P74"><text:span text:style-name="T12">s_recyclage_O2 </text:span><text:span text:style-name="T30">: </text:span><text:span text:style-name="T155">☼</text:span></text:p>
        </text:list-item>
        <text:list-item>
          <text:p text:style-name="P74"><text:span text:style-name="T12">s_recyclage_CO2 :</text:span><text:span text:style-name="T155">☼</text:span></text:p>
        </text:list-item>
        <text:list-item>
          <text:p text:style-name="P74"><text:span text:style-name="T12">s_recyclage_H2O </text:span><text:span text:style-name="T30">: </text:span><text:span text:style-name="T155">☼ </text:span><text:span text:style-name="T30">active ou non des recyclages (consomme de l’énergie).</text:span></text:p>
        </text:list-item>
        <text:list-item>
          <text:p text:style-name="P75"><text:span text:style-name="T12">j_sp_orientation_h </text:span><text:span text:style-name="T30">: contrôle l’orientation des panneaux solaires en horizontal.</text:span></text:p>
        </text:list-item>
        <text:list-item>
          <text:p text:style-name="P75"><text:span text:style-name="T12">j_sp_orientation_v </text:span><text:span text:style-name="T30">: contrôle l’orientation des panneaux solaires en </text:span><text:span text:style-name="T65">vertical.</text:span></text:p>
        </text:list-item>
        <text:list-item>
          <text:p text:style-name="P76"><text:span text:style-name="T15">s_</text:span><text:span text:style-name="T12">batteries </text:span><text:span text:style-name="T30">: </text:span><text:span text:style-name="T155">☼</text:span><text:span text:style-name="T30">si ON, permet d’activer les batteries.</text:span></text:p>
        </text:list-item>
        <text:list-item>
          <text:p text:style-name="P77"><text:span text:style-name="T12">s_batterie_1 :</text:span><text:span text:style-name="T155">☼</text:span></text:p>
        </text:list-item>
        <text:list-item>
          <text:p text:style-name="P77"><text:span text:style-name="T12">s_batterie_2 :</text:span><text:span text:style-name="T155">☼</text:span></text:p>
        </text:list-item>
        <text:list-item>
          <text:p text:style-name="P77"><text:span text:style-name="T12">s_batterie_3 :</text:span><text:span text:style-name="T155">☼</text:span></text:p>
        </text:list-item>
        <text:list-item>
          <text:p text:style-name="P77"><text:span text:style-name="T12">s_batterie_4 :</text:span><text:span text:style-name="T155">☼</text:span><text:span text:style-name="T30">active les batteries 1 à 4.</text:span></text:p>
        </text:list-item>
      </text:list>
      <text:p text:style-name="P18"/>
      <text:p text:style-name="P18"/>
      <text:p text:style-name="P18"/>
      <text:h text:style-name="P87" text:outline-level="1"><text:soft-page-break/>A propos de l’énergie.</text:h>
      <text:p text:style-name="P19"/>
      <text:p text:style-name="P19">Certains éléments, quand ils sont activés, fournissent ou consomment de l’énergie. Cette valeur est fournie dans le fichier <text:span text:style-name="T138">power_balance.ini</text:span></text:p>
      <text:p text:style-name="P25"/>
      <text:p text:style-name="P20"><text:s/>A côté de chaque élément, on y lit la puissance produite (si positive) et consommée (si négative). Après le choc de la navette, c’est à dire à l’appel de l’événement <text:span text:style-name="T11">collision</text:span><text:span text:style-name="T159">, la navette change d’état. </text:span></text:p>
      <text:p text:style-name="P20"/>
      <text:list xml:id="list8151089754248139518" text:style-name="L5">
        <text:list-item>
          <text:p text:style-name="P86"><text:span text:style-name="T1">Avant la collision</text:span> : tout fonctionne correctement. Les batteries sont désactivées <text:span text:style-name="T160">et les panneaux solaires sont correctement orientés. Les trois moteurs produisent 90 W et les panneaux solaires 10 W. <text:s/>L’ensemble consomme donc 100W.</text:span></text:p>
        </text:list-item>
        <text:list-item>
          <text:p text:style-name="P79">Après la collisions <text:span text:style-name="T12">: deux moteurs sont hors d’état de fonctionner. La puissance diminue à 20W et </text:span><text:span text:style-name="T17">les panneaux solaires subissent un offset. Leur puissance diminue comme </text:span><text:span text:style-name="T19">1/(</text:span><text:span text:style-name="T17">offset_x² + offset_y²</text:span><text:span text:style-name="T19">)</text:span><text:span text:style-name="T17">. Les valeurs de l’offset après la collision sont </text:span><text:span text:style-name="T18">données par </text:span><text:span text:style-name="T29">hit_offset_ps_x</text:span><text:span text:style-name="T18"> et </text:span><text:span text:style-name="T29">hit_offset_ps_y</text:span><text:span text:style-name="T18">. </text:span></text:p>
        </text:list-item>
      </text:list>
      <text:p text:style-name="P21"/>
      <text:p text:style-name="P22">Le but est de se ramener à une consommation normale en désactivant toutes les tâches non nécessaires pour réactiver le pilote automatique.</text:p>
      <text:p text:style-name="P22"/>
      <text:p text:style-name="P9"><text:span text:style-name="T12">On doit donc avoir : 40 (prod) – </text:span><text:span text:style-name="T20">40 (pilotage) – </text:span><text:span text:style-name="T21">15 (secteur 1) <text:s/></text:span><text:span text:style-name="T22">+ 4*batterie <text:s/>= </text:span><text:span text:style-name="T23">1</text:span></text:p>
      <text:p text:style-name="P23"/>
      <text:p text:style-name="P10"><text:span text:style-name="T23">=</text:span><text:span text:style-name="T12">&gt; batterie = 4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ira Code" svg:font-family="'Fira Code'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17:24.686670659</meta:creation-date>
    <meta:generator>LibreOffice/5.1.6.2$Linux_X86_64 LibreOffice_project/10m0$Build-2</meta:generator>
    <dc:date>2018-07-02T11:20:59.175482990</dc:date>
    <meta:editing-duration>PT4H17M32S</meta:editing-duration>
    <meta:editing-cycles>280</meta:editing-cycles>
    <meta:document-statistic meta:table-count="0" meta:image-count="0" meta:object-count="0" meta:page-count="4" meta:paragraph-count="103" meta:word-count="1393" meta:character-count="8269" meta:non-whitespace-character-count="7022"/>
  </office:meta>
</office:document-meta>
</file>